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1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1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1" draw:text-style-name="P2" xml:id="id7" draw:id="id7" draw:layer="layout" svg:width="3.937cm" svg:height="2.032cm" svg:x="0.889cm" svg:y="7.747cm">
          <text:p text:style-name="P1"><text:span text:style-name="T1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5.0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3" draw:text-style-name="P1" draw:layer="layout" draw:type="line" svg:x1="6.477cm" svg:y1="7.874cm" svg:x2="2.984cm" svg:y2="7.313cm" draw:start-shape="id8" draw:start-glue-point="0" svg:d="M6477 7874l-3493-561" svg:viewBox="0 0 3494 562">
          <text:p/>
        </draw:connector>
        <draw:custom-shape draw:style-name="gr1" draw:text-style-name="P2" xml:id="id9" draw:id="id9" draw:layer="layout" svg:width="3.81cm" svg:height="2.921cm" svg:x="0.889cm" svg:y="10.287cm">
          <text:p text:style-name="P1"><text:span text:style-name="T1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077cm" svg:height="4.224cm" svg:x="0.876cm" svg:y="14.064cm">
          <text:p text:style-name="P1"><text:span text:style-name="T1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794cm" svg:height="2.921cm" svg:x="5.08cm" svg:y="14.097cm">
          <text:p text:style-name="P1"><text:span text:style-name="T1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794cm" svg:y1="10.287cm" svg:x2="6.477cm" svg:y2="10.16cm" draw:start-shape="id9" draw:start-glue-point="0" draw:end-shape="id8" draw:end-glue-point="2" svg:d="M2794 10287l3683-127" svg:viewBox="0 0 3684 128">
          <text:p/>
        </draw:connector>
        <draw:connector draw:style-name="gr3" draw:text-style-name="P1" draw:layer="layout" draw:type="line" svg:x1="6.477cm" svg:y1="14.097cm" svg:x2="6.477cm" svg:y2="10.16cm" draw:start-shape="id10" draw:start-glue-point="0" draw:end-shape="id8" draw:end-glue-point="2" svg:d="M6477 14097v-3937" svg:viewBox="0 0 1 3938">
          <text:p/>
        </draw:connector>
        <draw:connector draw:style-name="gr3" draw:text-style-name="P1" draw:layer="layout" draw:type="line" svg:x1="2.914cm" svg:y1="14.064cm" svg:x2="6.477cm" svg:y2="10.16cm" draw:start-shape="id11" draw:start-glue-point="0" draw:end-shape="id8" draw:end-glue-point="2" svg:d="M2914 14064l3563-3904" svg:viewBox="0 0 3564 3905">
          <text:p/>
        </draw:connector>
        <draw:custom-shape draw:style-name="gr1" draw:text-style-name="P3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915cm" svg:y="10.9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966cm" svg:y1="10.922cm" svg:x2="6.477cm" svg:y2="10.16cm" draw:start-shape="id12" draw:start-glue-point="0" draw:end-shape="id8" draw:end-glue-point="2" svg:d="M7966 10922l-1489-762" svg:viewBox="0 0 1490 763">
          <text:p/>
        </draw:connector>
        <draw:connector draw:style-name="gr3" draw:text-style-name="P1" draw:layer="layout" draw:type="line" svg:x1="7.966cm" svg:y1="10.922cm" svg:x2="7.399cm" svg:y2="7.339cm" draw:start-shape="id12" draw:start-glue-point="0" draw:end-shape="id5" draw:end-glue-point="2" svg:d="M7966 10922l-567-3583" svg:viewBox="0 0 568 3584">
          <text:p/>
        </draw:connector>
        <draw:custom-shape draw:style-name="gr1" draw:text-style-name="P2" xml:id="id13" draw:id="id13" draw:layer="layout" svg:width="2.409cm" svg:height="2.032cm" draw:transform="skewX (0.00401425727958696) translate (8.009cm 13.081cm)">
          <text:p text:style-name="P1"><text:span text:style-name="T1">Data edit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798cm" svg:y="15.271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556cm" svg:height="2.667cm" svg:x="15.875cm" svg:y="16.002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13cm" svg:height="1.905cm" svg:x="13.716cm" svg:y="14.097cm">
          <text:p text:style-name="P1"><text:span text:style-name="T1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213cm" svg:y1="13.081cm" svg:x2="7.399cm" svg:y2="7.339cm" draw:start-shape="id13" draw:start-glue-point="0" draw:end-shape="id5" draw:end-glue-point="2" svg:d="M9213 13081l-1814-5742" svg:viewBox="0 0 1815 5743">
          <text:p/>
        </draw:connector>
        <draw:connector draw:style-name="gr3" draw:text-style-name="P1" draw:layer="layout" draw:type="line" svg:x1="11.449cm" svg:y1="15.271cm" svg:x2="7.399cm" svg:y2="7.339cm" draw:start-shape="id14" draw:start-glue-point="0" draw:end-shape="id5" draw:end-glue-point="2" svg:d="M11449 15271l-4050-7932" svg:viewBox="0 0 4051 7933">
          <text:p/>
        </draw:connector>
        <draw:connector draw:style-name="gr3" draw:text-style-name="P1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1" draw:layer="layout" draw:type="line" svg:x1="14.922cm" svg:y1="14.097cm" svg:x2="11.536cm" svg:y2="7.366cm" draw:start-shape="id16" draw:start-glue-point="0" draw:end-shape="id6" draw:end-glue-point="2" svg:d="M14922 14097l-3386-6731" svg:viewBox="0 0 3387 6732">
          <text:p/>
        </draw:connector>
        <draw:connector draw:style-name="gr3" draw:text-style-name="P1" draw:layer="layout" draw:type="line" svg:x1="17.653cm" svg:y1="16.002cm" svg:x2="11.536cm" svg:y2="7.366cm" draw:start-shape="id17" draw:start-glue-point="0" draw:end-shape="id6" draw:end-glue-point="2" svg:d="M17653 16002l-6117-8636" svg:viewBox="0 0 6118 8637">
          <text:p/>
        </draw:connector>
        <draw:custom-shape draw:style-name="gr1" draw:text-style-name="P2" xml:id="id18" draw:id="id18" draw:layer="layout" svg:width="2.351cm" svg:height="1.524cm" svg:x="11.684cm" svg:y="12.446cm">
          <text:p text:style-name="P1"><text:span text:style-name="T1">Multiple 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859cm" svg:y1="12.446cm" svg:x2="11.536cm" svg:y2="7.366cm" draw:start-shape="id18" draw:start-glue-point="0" draw:end-shape="id6" draw:end-glue-point="2" svg:d="M12859 12446l-1323-5080" svg:viewBox="0 0 1324 5081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44cm" svg:height="2.032cm" svg:x="10.541cm" svg:y="3.683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1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1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1" draw:layer="layout" draw:type="line" svg:x1="17.215cm" svg:y1="13.108cm" svg:x2="14.734cm" svg:y2="7.495cm" draw:start-shape="id23" draw:start-glue-point="3" svg:d="M17215 13108l-2481-5613" svg:viewBox="0 0 2482 56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5T12:27:15.195108614</dc:date>
    <meta:editing-duration>PT2H55S</meta:editing-duration>
    <meta:editing-cycles>38</meta:editing-cycles>
    <meta:generator>LibreOffice/4.2.8.2$Linux_X86_64 LibreOffice_project/420m0$Build-2</meta:generator>
    <meta:document-statistic meta:object-count="48"/>
  </office:meta>
</office:document-meta>
</file>